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937" officeooo:paragraph-rsid="0016e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gfsdf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2:51:54.111895888</meta:creation-date>
    <dc:date>2017-03-15T22:52:46.968302894</dc:date>
    <meta:editing-duration>PT55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5.1.6.2$Linux_x86 LibreOffice_project/10m0$Build-2</meta:generator>
  </office:meta>
</office:document-meta>
</file>